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413cm"/>
    </style:style>
    <style:style style:name="gr6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fo:min-height="0.413cm"/>
    </style:style>
    <style:style style:name="gr10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color="#000000" style:font-name="Monospace1" fo:font-size="8pt" style:font-name-asian="Monospace1" style:font-size-asian="6pt" style:font-name-complex="Monospace1" style:font-size-complex="6pt"/>
    </style:style>
    <style:style style:name="P5" style:family="paragraph">
      <style:paragraph-properties style:text-autospace="none"/>
      <style:text-properties fo:color="#dc2300" style:font-name="Monospace1" fo:font-size="8pt" style:font-name-asian="Monospace1" style:font-size-asian="6pt" style:font-name-complex="Monospace1" style:font-size-complex="6pt"/>
    </style:style>
    <style:style style:name="P6" style:family="paragraph">
      <style:paragraph-properties fo:text-align="center"/>
      <style:text-properties fo:font-size="13pt" style:font-size-asian="18pt" style:font-size-complex="18pt"/>
    </style:style>
    <style:style style:name="P7" style:family="paragraph">
      <style:paragraph-properties fo:text-align="center"/>
      <style:text-properties fo:font-size="13pt"/>
    </style:style>
    <style:style style:name="P8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6pt" style:font-style-asian="normal" style:font-weight-asian="normal" style:font-name-complex="Monospace1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size-asian="18pt" style:font-size-complex="18pt"/>
    </style:style>
    <style:style style:name="T4" style:family="text">
      <style:text-properties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line draw:style-name="gr1" draw:text-style-name="P1" draw:layer="layout" svg:x1="3.086cm" svg:y1="2.565cm" svg:x2="3.086cm" svg:y2="18.825cm">
            <text:p/>
          </draw:line>
          <draw:custom-shape draw:style-name="gr2" draw:text-style-name="P1" draw:layer="layout" svg:width="3.346cm" svg:height="2.194cm" svg:x="1.39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346cm" svg:height="2.194cm" svg:x="1.389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3.085cm" svg:y1="2.565cm" svg:x2="3.085cm" svg:y2="18.825cm">
            <text:p/>
          </draw:line>
          <draw:custom-shape draw:style-name="gr2" draw:text-style-name="P1" draw:layer="layout" svg:width="3.346cm" svg:height="2.194cm" svg:x="1.388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3.085cm" svg:y1="2.565cm" svg:x2="3.085cm" svg:y2="18.825cm">
            <text:p/>
          </draw:line>
          <draw:custom-shape draw:style-name="gr2" draw:text-style-name="P1" draw:layer="layout" svg:width="3.346cm" svg:height="2.194cm" svg:x="1.388cm" svg:y="1.208cm">
            <text:p text:style-name="P1">Grails</text:p>
            <text:p text:style-name="P1"><text:span text:style-name="T1">taskService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" draw:text-style-name="P1" draw:layer="layout" svg:x1="8.327cm" svg:y1="2.565cm" svg:x2="8.327cm" svg:y2="18.825cm">
            <text:p/>
          </draw:line>
          <draw:custom-shape draw:style-name="gr2" draw:text-style-name="P1" draw:layer="layout" svg:width="3.346cm" svg:height="2.194cm" svg:x="6.631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346cm" svg:height="2.194cm" svg:x="6.63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8.326cm" svg:y1="2.565cm" svg:x2="8.326cm" svg:y2="18.825cm">
            <text:p/>
          </draw:line>
          <draw:custom-shape draw:style-name="gr2" draw:text-style-name="P1" draw:layer="layout" svg:width="3.346cm" svg:height="2.194cm" svg:x="6.629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8.326cm" svg:y1="2.565cm" svg:x2="8.326cm" svg:y2="18.825cm">
            <text:p/>
          </draw:line>
          <draw:custom-shape draw:style-name="gr2" draw:text-style-name="P1" draw:layer="layout" svg:width="3.346cm" svg:height="2.194cm" svg:x="6.629cm" svg:y="1.208cm">
            <text:p text:style-name="P1">JMS</text:p>
            <draw:enhanced-geometry svg:viewBox="0 0 21600 21600" draw:type="rectangle" draw:enhanced-path="M 0 0 L 21600 0 21600 21600 0 21600 0 0 Z N"/>
          </draw:custom-shape>
        </draw:g>
        <draw:g>
          <draw:line draw:style-name="gr1" draw:text-style-name="P1" draw:layer="layout" svg:x1="13.287cm" svg:y1="2.565cm" svg:x2="13.287cm" svg:y2="18.825cm">
            <text:p/>
          </draw:line>
          <draw:custom-shape draw:style-name="gr2" draw:text-style-name="P1" draw:layer="layout" svg:width="3.346cm" svg:height="2.194cm" svg:x="11.591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346cm" svg:height="2.194cm" svg:x="11.59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3.286cm" svg:y1="2.565cm" svg:x2="13.286cm" svg:y2="18.825cm">
            <text:p/>
          </draw:line>
          <draw:custom-shape draw:style-name="gr2" draw:text-style-name="P1" draw:layer="layout" svg:width="3.346cm" svg:height="2.194cm" svg:x="11.589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3.286cm" svg:y1="2.565cm" svg:x2="13.286cm" svg:y2="18.825cm">
            <text:p/>
          </draw:line>
          <draw:custom-shape draw:style-name="gr2" draw:text-style-name="P1" draw:layer="layout" svg:width="3.346cm" svg:height="2.194cm" svg:x="11.589cm" svg:y="1.208cm">
            <text:p text:style-name="P1">Task</text:p>
            <text:p text:style-name="P1">Consumer</text:p>
            <draw:enhanced-geometry svg:viewBox="0 0 21600 21600" draw:type="rectangle" draw:enhanced-path="M 0 0 L 21600 0 21600 21600 0 21600 0 0 Z N"/>
          </draw:custom-shape>
        </draw:g>
        <draw:g>
          <draw:line draw:style-name="gr1" draw:text-style-name="P1" draw:layer="layout" svg:x1="18.319cm" svg:y1="2.565cm" svg:x2="18.319cm" svg:y2="18.825cm">
            <text:p/>
          </draw:line>
          <draw:custom-shape draw:style-name="gr2" draw:text-style-name="P1" draw:layer="layout" svg:width="3.346cm" svg:height="2.194cm" svg:x="16.623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346cm" svg:height="2.194cm" svg:x="16.622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8.318cm" svg:y1="2.565cm" svg:x2="18.318cm" svg:y2="18.825cm">
            <text:p/>
          </draw:line>
          <draw:custom-shape draw:style-name="gr2" draw:text-style-name="P1" draw:layer="layout" svg:width="3.346cm" svg:height="2.194cm" svg:x="16.621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8.318cm" svg:y1="2.565cm" svg:x2="18.318cm" svg:y2="18.825cm">
            <text:p/>
          </draw:line>
          <draw:custom-shape draw:style-name="gr2" draw:text-style-name="P1" draw:layer="layout" svg:width="3.346cm" svg:height="2.194cm" svg:x="16.621cm" svg:y="1.208cm">
            <text:p text:style-name="P1">Zipper</text:p>
            <draw:enhanced-geometry svg:viewBox="0 0 21600 21600" draw:type="rectangle" draw:enhanced-path="M 0 0 L 21600 0 21600 21600 0 21600 0 0 Z N"/>
          </draw:custom-shape>
        </draw:g>
        <draw:g>
          <draw:line draw:style-name="gr1" draw:text-style-name="P1" draw:layer="layout" svg:x1="23.657cm" svg:y1="2.565cm" svg:x2="23.657cm" svg:y2="18.825cm">
            <text:p/>
          </draw:line>
          <draw:custom-shape draw:style-name="gr2" draw:text-style-name="P1" draw:layer="layout" svg:width="3.346cm" svg:height="2.194cm" svg:x="21.961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346cm" svg:height="2.194cm" svg:x="21.96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3.656cm" svg:y1="2.565cm" svg:x2="23.656cm" svg:y2="18.825cm">
            <text:p/>
          </draw:line>
          <draw:custom-shape draw:style-name="gr2" draw:text-style-name="P1" draw:layer="layout" svg:width="3.346cm" svg:height="2.194cm" svg:x="21.959cm" svg:y="1.208cm">
            <text:p text:style-name="P1">Grails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3.656cm" svg:y1="2.565cm" svg:x2="23.656cm" svg:y2="18.825cm">
            <text:p/>
          </draw:line>
          <draw:custom-shape draw:style-name="gr2" draw:text-style-name="P1" draw:layer="layout" svg:width="3.346cm" svg:height="2.194cm" svg:x="21.959cm" svg:y="1.208cm">
            <text:p text:style-name="P1">S3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0.875cm" svg:height="2.906cm" svg:x="2.622cm" svg:y="4.46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497cm" svg:y1="4.714cm" svg:x2="8.326cm" svg:y2="4.714cm">
          <text:p/>
        </draw:line>
        <draw:line draw:style-name="gr4" draw:text-style-name="P2" draw:layer="layout" svg:x1="8.326cm" svg:y1="5.32cm" svg:x2="3.497cm" svg:y2="5.32cm">
          <text:p/>
        </draw:line>
        <draw:frame draw:style-name="gr5" draw:text-style-name="P4" draw:layer="layout" svg:width="3.857cm" svg:height="0.663cm" svg:x="3.75cm" svg:y="4.24cm">
          <draw:text-box>
            <text:p text:style-name="P3"><text:span text:style-name="T2">generateAndRunTasks</text:span></text:p>
          </draw:text-box>
        </draw:frame>
        <draw:frame draw:style-name="gr5" draw:text-style-name="P4" draw:layer="layout" svg:width="3.739cm" svg:height="0.663cm" svg:x="3.809cm" svg:y="4.903cm">
          <draw:text-box>
            <text:p text:style-name="P3"><text:span text:style-name="T2">generateAndRunTasks</text:span></text:p>
          </draw:text-box>
        </draw:frame>
        <draw:frame draw:style-name="gr5" draw:text-style-name="P4" draw:layer="layout" svg:width="6.636cm" svg:height="0.663cm" svg:x="4.974cm" svg:y="5.831cm">
          <draw:text-box>
            <text:p text:style-name="P3"><text:span text:style-name="T2">sightt.task.runTask:TaskMessage</text:span></text:p>
          </draw:text-box>
        </draw:frame>
        <draw:line draw:style-name="gr4" draw:text-style-name="P2" draw:layer="layout" svg:x1="3.498cm" svg:y1="6.394cm" svg:x2="8.327cm" svg:y2="6.394cm">
          <text:p/>
        </draw:line>
        <draw:line draw:style-name="gr6" draw:text-style-name="P2" draw:layer="layout" svg:x1="8.327cm" svg:y1="6.394cm" svg:x2="12.92cm" svg:y2="6.394cm">
          <text:p/>
        </draw:line>
        <draw:custom-shape draw:style-name="gr3" draw:text-style-name="P2" draw:layer="layout" svg:width="0.875cm" svg:height="3.213cm" svg:x="12.92cm" svg:y="5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8.326cm" svg:y1="8.505cm" svg:x2="3.496cm" svg:y2="8.505cm">
          <text:p/>
        </draw:line>
        <draw:custom-shape draw:style-name="gr3" draw:text-style-name="P2" draw:layer="layout" svg:width="0.875cm" svg:height="3.78cm" svg:x="2.621cm" svg:y="8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75cm" svg:height="3.425cm" svg:x="2.621cm" svg:y="3.94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919cm" svg:y1="8.47cm" svg:x2="8.327cm" svg:y2="8.505cm">
          <text:p/>
        </draw:line>
        <draw:frame draw:style-name="gr5" draw:text-style-name="P4" draw:layer="layout" svg:width="8.223cm" svg:height="0.663cm" svg:x="4.796cm" svg:y="7.707cm">
          <draw:text-box>
            <text:p text:style-name="P3"><text:span text:style-name="T2">sightt.task.remoteTaskDone: TaskMessage</text:span></text:p>
          </draw:text-box>
        </draw:frame>
        <draw:line draw:style-name="gr7" draw:text-style-name="P2" draw:layer="layout" svg:x1="3.496cm" svg:y1="9.602cm" svg:x2="17.886cm" svg:y2="9.613cm">
          <text:p/>
        </draw:line>
        <draw:custom-shape draw:style-name="gr3" draw:text-style-name="P2" draw:layer="layout" svg:width="0.875cm" svg:height="4.514cm" svg:x="17.886cm" svg:y="8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6.179cm" svg:height="0.663cm" svg:x="5.32cm" svg:y="9.143cm">
          <draw:text-box>
            <text:p text:style-name="P3"><text:span text:style-name="T2">sightt.task.zipTask : TaskMessage</text:span></text:p>
          </draw:text-box>
        </draw:frame>
        <draw:line draw:style-name="gr8" draw:text-style-name="P2" draw:layer="layout" svg:x1="23.289cm" svg:y1="9.441cm" svg:x2="18.761cm" svg:y2="9.441cm">
          <text:p/>
        </draw:line>
        <draw:custom-shape draw:style-name="gr3" draw:text-style-name="P2" draw:layer="layout" svg:width="0.875cm" svg:height="2.34cm" svg:x="23.289cm" svg:y="7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3.461cm" svg:height="0.663cm" svg:x="19.454cm" svg:y="8.878cm">
          <draw:text-box>
            <text:p text:style-name="P3"><text:span text:style-name="T2">getComposite()</text:span></text:p>
          </draw:text-box>
        </draw:frame>
        <draw:line draw:style-name="gr8" draw:text-style-name="P2" draw:layer="layout" svg:x1="13.795cm" svg:y1="7.953cm" svg:x2="23.289cm" svg:y2="7.953cm">
          <text:p/>
        </draw:line>
        <draw:frame draw:style-name="gr5" draw:text-style-name="P4" draw:layer="layout" svg:width="3.461cm" svg:height="0.663cm" svg:x="19.261cm" svg:y="7.49cm">
          <draw:text-box>
            <text:p text:style-name="P3"><text:span text:style-name="T2">putComposite()</text:span></text:p>
          </draw:text-box>
        </draw:frame>
        <draw:frame draw:style-name="gr5" draw:text-style-name="P4" draw:layer="layout" svg:width="2.48cm" svg:height="1.256cm" svg:x="0.605cm" svg:y="10.679cm">
          <draw:text-box>
            <text:p text:style-name="P3"><text:span text:style-name="T2">After all tasks are done</text:span></text:p>
          </draw:text-box>
        </draw:frame>
        <draw:line draw:style-name="gr4" draw:text-style-name="P2" draw:layer="layout" svg:x1="3.496cm" svg:y1="11.512cm" svg:x2="8.326cm" svg:y2="11.512cm">
          <text:p/>
        </draw:line>
        <draw:line draw:style-name="gr4" draw:text-style-name="P2" draw:layer="layout" svg:x1="8.326cm" svg:y1="11.512cm" svg:x2="17.886cm" svg:y2="11.512cm">
          <text:p/>
        </draw:line>
        <draw:frame draw:style-name="gr9" draw:text-style-name="P4" draw:layer="layout" svg:width="7.17cm" svg:height="0.663cm" svg:x="5.307cm" svg:y="10.949cm">
          <draw:text-box>
            <text:p text:style-name="P3"><text:span text:style-name="T2">sightt.task.zipTask : JobMessage</text:span></text:p>
          </draw:text-box>
        </draw:frame>
        <draw:frame draw:style-name="gr5" draw:text-style-name="P4" draw:layer="layout" svg:width="2.48cm" svg:height="0.921cm" svg:x="17.411cm" svg:y="9.786cm">
          <draw:text-box>
            <text:p text:style-name="P3"><text:span text:style-name="T2">Start zipping</text:span></text:p>
          </draw:text-box>
        </draw:frame>
        <draw:frame draw:style-name="gr5" draw:text-style-name="P4" draw:layer="layout" svg:width="2.48cm" svg:height="0.921cm" svg:x="17.529cm" svg:y="11.646cm">
          <draw:text-box>
            <text:p text:style-name="P3"><text:span text:style-name="T2">Finish zipping</text:span></text:p>
          </draw:text-box>
        </draw:frame>
        <draw:line draw:style-name="gr8" draw:text-style-name="P2" draw:layer="layout" svg:x1="18.761cm" svg:y1="12.557cm" svg:x2="23.317cm" svg:y2="12.557cm">
          <text:p/>
        </draw:line>
        <draw:custom-shape draw:style-name="gr3" draw:text-style-name="P2" draw:layer="layout" svg:width="0.875cm" svg:height="2.34cm" svg:x="23.288cm" svg:y="11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161cm" svg:height="0.663cm" svg:x="19.856cm" svg:y="12.052cm">
          <draw:text-box>
            <text:p text:style-name="P3"><text:span text:style-name="T2">putZip()</text:span></text:p>
          </draw:text-box>
        </draw:frame>
        <draw:line draw:style-name="gr4" draw:text-style-name="P2" draw:layer="layout" svg:x1="17.886cm" svg:y1="12.874cm" svg:x2="8.326cm" svg:y2="12.874cm">
          <text:p/>
        </draw:line>
        <draw:frame draw:style-name="gr9" draw:text-style-name="P4" draw:layer="layout" svg:width="7.557cm" svg:height="0.663cm" svg:x="5.321cm" svg:y="12.344cm">
          <draw:text-box>
            <text:p text:style-name="P3"><text:span text:style-name="T2">sightt.task.zipFileDone : JobMessage</text:span></text:p>
          </draw:text-box>
        </draw:frame>
        <draw:line draw:style-name="gr4" draw:text-style-name="P2" draw:layer="layout" svg:x1="8.326cm" svg:y1="12.874cm" svg:x2="3.496cm" svg:y2="12.874cm">
          <text:p/>
        </draw:line>
        <draw:custom-shape draw:style-name="gr3" draw:text-style-name="P2" draw:layer="layout" svg:width="0.875cm" svg:height="2.199cm" svg:x="2.643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866cm" svg:height="0.921cm" svg:x="2.203cm" svg:y="13.257cm">
          <draw:text-box>
            <text:p text:style-name="P3"><text:span text:style-name="T2">Update web page</text:span></text:p>
          </draw:text-box>
        </draw:frame>
        <draw:custom-shape draw:style-name="gr3" draw:text-style-name="P2" draw:layer="layout" svg:width="0.875cm" svg:height="0.971cm" svg:x="23.288cm" svg:y="6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23.289cm" svg:y1="6.791cm" svg:x2="13.795cm" svg:y2="6.791cm">
          <text:p/>
        </draw:line>
        <draw:frame draw:style-name="gr5" draw:text-style-name="P4" draw:layer="layout" svg:width="4.133cm" svg:height="0.663cm" svg:x="19.155cm" svg:y="6.279cm">
          <draw:text-box>
            <text:p text:style-name="P3"><text:span text:style-name="T2">getBack() getRender()</text:span></text:p>
          </draw:text-box>
        </draw:frame>
        <draw:custom-shape draw:style-name="gr10" draw:text-style-name="P1" draw:layer="layout" svg:width="5.04cm" svg:height="0.924cm" svg:x="1.386cm" svg:y="19.235cm">
          <text:p text:style-name="P1">Camel Rou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6" xml:id="id1" draw:id="id1" draw:layer="layout" svg:width="6.294cm" svg:height="2.73cm" svg:x="0.863cm" svg:y="0.529cm">
          <text:p text:style-name="P6"><text:span text:style-name="T3">JMS Queue</text:span></text:p>
          <text:p text:style-name="P6"><text:span text:style-name="T3">inputQ</text:span></text:p>
          <text:p text:style-name="P6"><text:span text:style-name="T3">(sightt.task.runTask)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2" draw:id="id2" draw:layer="layout" svg:width="6.907cm" svg:height="2.729cm" svg:x="10.167cm" svg:y="0.364cm">
          <text:p text:style-name="P7">XmlToObjectConve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" draw:id="id3" draw:layer="layout" svg:width="6.128cm" svg:height="3.593cm" svg:x="10.546cm" svg:y="4.316cm">
          <text:p text:style-name="P7">Message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s" svg:x1="7.157cm" svg:y1="1.894cm" svg:x2="10.167cm" svg:y2="1.729cm" draw:start-shape="id1" draw:start-glue-point="1" draw:end-shape="id2" draw:end-glue-point="6" svg:d="M7157 1894h501l2007-165h502" svg:viewBox="0 0 3011 166">
          <text:p/>
        </draw:connector>
        <draw:connector draw:style-name="gr4" draw:text-style-name="P7" draw:layer="layout" draw:type="lines" svg:x1="13.621cm" svg:y1="3.093cm" svg:x2="13.61cm" svg:y2="4.316cm" draw:start-shape="id2" draw:start-glue-point="8" draw:end-shape="id3" draw:end-glue-point="4" svg:d="M13621 3093v501l-11 220v502" svg:viewBox="0 0 12 1224">
          <text:p/>
        </draw:connector>
        <draw:custom-shape draw:style-name="gr2" draw:text-style-name="P7" xml:id="id4" draw:id="id4" draw:layer="layout" svg:width="9.464cm" svg:height="2.228cm" svg:x="0.563cm" svg:y="6.711cm">
          <text:p text:style-name="P7">TaskMessage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5" draw:id="id5" draw:layer="layout" svg:width="8.971cm" svg:height="2.869cm" svg:x="18.308cm" svg:y="6.601cm">
          <text:p text:style-name="P7">ModelRenderMessage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s" svg:x1="10.546cm" svg:y1="6.113cm" svg:x2="5.295cm" svg:y2="6.711cm" draw:start-shape="id3" draw:start-glue-point="5" draw:end-shape="id4" draw:end-glue-point="4" svg:d="M10546 6113h-501l-4750 97v501" svg:viewBox="0 0 5252 599">
          <text:p text:style-name="P7">TaskMessage</text:p>
        </draw:connector>
        <draw:connector draw:style-name="gr12" draw:text-style-name="P7" draw:layer="layout" draw:type="lines" svg:x1="16.674cm" svg:y1="6.113cm" svg:x2="22.794cm" svg:y2="6.601cm" draw:start-shape="id3" draw:start-glue-point="7" draw:end-shape="id5" draw:end-glue-point="4" svg:d="M16674 6113h502l5618-14v502" svg:viewBox="0 0 6121 503">
          <text:p text:style-name="P7">ModelRenderMessage</text:p>
        </draw:connector>
        <draw:custom-shape draw:style-name="gr2" draw:text-style-name="P7" xml:id="id6" draw:id="id6" draw:layer="layout" svg:width="7.436cm" svg:height="2.395cm" svg:x="5.138cm" svg:y="10.027cm">
          <text:p text:style-name="P7">TaskSplitter</text:p>
          <text:p text:style-name="P7">(multicast)</text:p>
          <draw:enhanced-geometry svg:viewBox="0 0 21600 21600" draw:type="rectangle" draw:enhanced-path="M 0 0 L 21600 0 21600 21600 0 21600 0 0 Z N"/>
        </draw:custom-shape>
        <draw:custom-shape draw:style-name="gr2" draw:text-style-name="P7" xml:id="id7" draw:id="id7" draw:layer="layout" svg:width="5.766cm" svg:height="1.477cm" svg:x="1.253cm" svg:y="12.811cm">
          <text:p text:style-name="P7">taskResponse</text:p>
          <draw:enhanced-geometry svg:viewBox="0 0 21600 21600" draw:type="rectangle" draw:enhanced-path="M 0 0 L 21600 0 21600 21600 0 21600 0 0 Z N"/>
        </draw:custom-shape>
        <draw:custom-shape draw:style-name="gr2" draw:text-style-name="P7" xml:id="id8" draw:id="id8" draw:layer="layout" svg:width="7.13cm" svg:height="1.503cm" svg:x="10.11cm" svg:y="12.84cm">
          <text:p text:style-name="P7">metadataResponse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s" svg:x1="5.295cm" svg:y1="8.939cm" svg:x2="8.856cm" svg:y2="10.027cm" draw:start-shape="id4" draw:start-glue-point="8" draw:end-shape="id6" draw:end-glue-point="0" svg:d="M5295 8939v502l3561 84v502" svg:viewBox="0 0 3562 1089">
          <text:p/>
        </draw:connector>
        <draw:connector draw:style-name="gr4" draw:text-style-name="P7" draw:layer="layout" draw:type="lines" svg:x1="5.138cm" svg:y1="11.224cm" svg:x2="4.136cm" svg:y2="12.811cm" draw:start-shape="id6" draw:start-glue-point="3" draw:end-shape="id7" draw:end-glue-point="0" svg:d="M5138 11224h-501l-501 1085v502" svg:viewBox="0 0 1003 1588">
          <text:p/>
        </draw:connector>
        <draw:connector draw:style-name="gr4" draw:text-style-name="P7" draw:layer="layout" draw:type="lines" svg:x1="12.574cm" svg:y1="11.224cm" svg:x2="13.675cm" svg:y2="12.84cm" draw:start-shape="id6" draw:start-glue-point="1" draw:end-shape="id8" draw:end-glue-point="0" svg:d="M12574 11224h501l600 1114v502" svg:viewBox="0 0 1102 1617">
          <text:p/>
        </draw:connector>
        <draw:custom-shape draw:style-name="gr13" draw:text-style-name="P7" xml:id="id9" draw:id="id9" draw:layer="layout" svg:width="3.481cm" svg:height="2.73cm" svg:x="5.222cm" svg:y="14.621cm">
          <text:p text:style-name="P7">(transform)</text:p>
          <text:p text:style-name="P7">compMsg</text:p>
          <draw:enhanced-geometry draw:glue-point-type="segments" draw:type="mso-spt100" draw:modifiers="-90 90.859495003651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7" xml:id="id10" draw:id="id10" draw:layer="layout" svg:width="3.593cm" svg:height="2.701cm" svg:x="9.387cm" svg:y="14.51cm">
          <text:p text:style-name="P7">(transform)</text:p>
          <text:p text:style-name="P7">metaMsg</text:p>
          <draw:enhanced-geometry draw:glue-point-type="segments" draw:type="mso-spt100" draw:modifiers="89.6015903212006 -92.72000013979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4" draw:text-style-name="P7" draw:layer="layout" draw:type="lines" svg:x1="4.136cm" svg:y1="14.288cm" svg:x2="5.222cm" svg:y2="15.986cm" draw:start-shape="id7" draw:start-glue-point="2" draw:end-shape="id9" draw:end-glue-point="3" svg:d="M4136 14288v500l584 1198h502" svg:viewBox="0 0 1087 1699">
          <text:p/>
        </draw:connector>
        <draw:connector draw:style-name="gr4" draw:text-style-name="P7" draw:layer="layout" draw:type="lines" svg:x1="13.675cm" svg:y1="14.343cm" svg:x2="12.98cm" svg:y2="15.86cm" draw:start-shape="id8" draw:start-glue-point="2" draw:end-shape="id10" draw:end-glue-point="1" svg:d="M13675 14343v500l-194 1017h-501" svg:viewBox="0 0 696 1518">
          <text:p/>
        </draw:connector>
        <draw:custom-shape draw:style-name="gr2" draw:text-style-name="P7" xml:id="id11" draw:id="id11" draw:layer="layout" svg:width="8.718cm" svg:height="2.73cm" svg:x="1.225cm" svg:y="17.795cm">
          <text:p text:style-name="P7">JMS Queue</text:p>
          <text:p text:style-name="P7">taskMessageQ</text:p>
          <text:p text:style-name="P7">(sightt.task.remoteTaskDone)</text:p>
          <draw:enhanced-geometry svg:viewBox="0 0 21600 21600" draw:type="rectangle" draw:enhanced-path="M 0 0 L 21600 0 21600 21600 0 21600 0 0 Z N"/>
        </draw:custom-shape>
        <draw:custom-shape draw:style-name="gr2" draw:text-style-name="P7" xml:id="id12" draw:id="id12" draw:layer="layout" svg:width="7.048cm" svg:height="2.73cm" svg:x="10.553cm" svg:y="17.851cm">
          <text:p text:style-name="P7">JMS Queue</text:p>
          <text:p text:style-name="P7">metadataMessageQ</text:p>
          <text:p text:style-name="P7">(sightt.task.zipTask)</text:p>
          <draw:enhanced-geometry svg:viewBox="0 0 21600 21600" draw:type="rectangle" draw:enhanced-path="M 0 0 L 21600 0 21600 21600 0 21600 0 0 Z N"/>
        </draw:custom-shape>
        <draw:custom-shape draw:style-name="gr2" draw:text-style-name="P7" xml:id="id13" draw:id="id13" draw:layer="layout" svg:width="8.718cm" svg:height="2.73cm" svg:x="18.491cm" svg:y="11.054cm">
          <text:p text:style-name="P7">JMS Queue</text:p>
          <text:p text:style-name="P7">modelRenderMessageQ</text:p>
          <text:p text:style-name="P7">(sightt.task.renderModelDone)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s" svg:x1="6.962cm" svg:y1="17.351cm" svg:x2="5.584cm" svg:y2="17.795cm" draw:start-shape="id9" draw:start-glue-point="2" draw:end-shape="id11" draw:end-glue-point="0" svg:d="M6962 17351v502l-1378-559v501" svg:viewBox="0 0 1379 560">
          <text:p/>
        </draw:connector>
        <draw:connector draw:style-name="gr4" draw:text-style-name="P7" draw:layer="layout" draw:type="lines" svg:x1="11.183cm" svg:y1="17.211cm" svg:x2="14.077cm" svg:y2="17.851cm" draw:start-shape="id10" draw:start-glue-point="2" draw:end-shape="id12" draw:end-glue-point="0" svg:d="M11183 17211v501l2894-362v501" svg:viewBox="0 0 2895 641">
          <text:p/>
        </draw:connector>
        <draw:connector draw:style-name="gr4" draw:text-style-name="P7" draw:layer="layout" draw:type="lines" svg:x1="22.794cm" svg:y1="9.47cm" svg:x2="22.85cm" svg:y2="11.054cm" draw:start-shape="id5" draw:start-glue-point="8" draw:end-shape="id13" svg:d="M22794 9470v501l56 582v501" svg:viewBox="0 0 57 1585">
          <text:p/>
        </draw:connector>
        <draw:frame draw:style-name="gr14" draw:text-style-name="P8" draw:layer="layout" svg:width="6.192cm" svg:height="1.275cm" svg:x="19.356cm" svg:y="1.309cm">
          <draw:text-box>
            <text:p text:style-name="P8"><text:span text:style-name="T4">Camel Route Structure for</text:span></text:p>
            <text:p text:style-name="P8"><text:span text:style-name="T4">TaskConsumer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rk Dorman</meta:initial-creator>
    <meta:creation-date>2013-04-03T15:57:44</meta:creation-date>
    <dc:date>2015-10-23T16:28:57.138371315</dc:date>
    <dc:creator>Clark Dorman</dc:creator>
    <meta:editing-duration>PT2H54M34S</meta:editing-duration>
    <meta:editing-cycles>18</meta:editing-cycles>
    <meta:generator>LibreOffice/4.2.8.2$Linux_X86_64 LibreOffice_project/420m0$Build-2</meta:generator>
    <meta:printed-by>Clark Dorman</meta:printed-by>
    <meta:print-date>2013-04-03T16:29:28</meta:print-date>
    <meta:document-statistic meta:object-count="131"/>
  </office:meta>
</office:document-meta>
</file>